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3D000000668DC6D167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6" style:family="paragraph" style:parent-style-name="prov_5f_corpo_5f_testo"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7" style:family="paragraph" style:parent-style-name="prov_5f_corpo_5f_testo">
      <style:text-properties fo:font-size="10pt" style:font-size-asian="10pt" style:font-size-complex="10pt"/>
    </style:style>
    <style:style style:name="P8" style:family="paragraph" style:parent-style-name="prov_5f_corpo_5f_testo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prov_5f_corpo_5f_testo">
      <style:paragraph-properties fo:margin-top="0cm" fo:margin-bottom="0cm" style:contextual-spacing="false" fo:line-height="150%" fo:text-align="justify" style:justify-single-word="false" style:writing-mode="lr-tb">
        <style:tab-stops/>
      </style:paragraph-properties>
      <style:text-properties style:font-name="Tahoma" fo:font-size="10pt" style:text-underline-style="none" style:font-size-asian="10pt" style:font-weight-asian="normal" style:font-name-complex="Times New Roman" style:font-size-complex="10pt" style:font-weight-complex="normal"/>
    </style:style>
    <style:style style:name="P10" style:family="paragraph" style:parent-style-name="prov_5f_s04">
      <style:text-properties style:font-name="Tahoma" fo:font-size="12pt" style:font-size-asian="12pt" style:font-size-complex="12pt"/>
    </style:style>
    <style:style style:name="P11" style:family="paragraph" style:parent-style-name="prov_5f_proposta">
      <style:text-properties style:font-name="Tahoma" fo:font-size="9pt" style:font-size-asian="9pt" style:font-size-complex="9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prov_5f_elenco_5f_trattino" style:list-style-name="trattino"/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prov_5f_corpo_5f_testo" style:list-style-name="trattino"/>
    <style:style style:name="P16" style:family="paragraph" style:parent-style-name="prov_5f_firma">
      <style:text-properties fo:font-size="11pt" style:font-size-asian="11pt" style:font-size-complex="11pt"/>
    </style:style>
    <style:style style:name="P17" style:family="paragraph" style:parent-style-name="prov_5f_elenco_5f_abc" style:list-style-name="abc"/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13abc9" style:font-size-asian="10pt" style:font-size-complex="10pt"/>
    </style:style>
    <style:style style:name="T4" style:family="text">
      <style:text-properties style:font-name="Tahoma"/>
    </style:style>
    <style:style style:name="T5" style:family="text">
      <style:text-properties style:font-name="Tahoma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6" style:family="text">
      <style:text-properties style:font-name="Tahoma" fo:font-size="10pt" style:text-underline-style="none" style:font-size-asian="10pt" style:font-name-complex="Times New Roman" style:font-size-complex="10pt"/>
    </style:style>
    <style:style style:name="T7" style:family="text"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ahoma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>[#list documentRoot.determina as d]</text:p>
      <text:p text:style-name="prov_5f_fin"/>
      <text:p text:style-name="P4"/>
      <text:p text:style-name="P10">${d.SUDDIVISIONE} <text:s/>${d.UNITA_PROPONENTE}</text:p>
      <text:p text:style-name="P4"/>
      <text:p text:style-name="P4"/>
      <text:p text:style-name="P4"/>
      <text:p text:style-name="P4"/>
      <text:p text:style-name="prov_5f_s04">*********</text:p>
      <text:p text:style-name="P4"/>
      <text:p text:style-name="P4"/>
      <text:p text:style-name="prov_5f_s04">DETERMINAZIONE</text:p>
      <text:p text:style-name="prov_5f_corpo_5f_testo"/>
      <text:p text:style-name="prov_5f_corpo_5f_testo"/>
      <text:p text:style-name="P11">Proposta n. ${d.CODICE_UNITA_PROPONENTE} ${d.NUMERO_PROPOSTA}/${d.ANNO_PROPOSTA}</text:p>
      <text:p text:style-name="prov_5f_corpo_5f_testo"/>
      <text:section text:style-name="Sect1" text:name="NumeroDetermina" text:protected="true">
        <text:p text:style-name="prov_5f_determina">Determ. n. <text:span text:style-name="T2">${d.NUMERO_DETERMINA}</text:span> del <text:span text:style-name="T2">${d.DATA_DETERMINA}</text:span></text:p>
      </text:section>
      <text:p text:style-name="prov_5f_corpo_5f_testo"/>
      <text:p text:style-name="prov_5f_corpo_5f_testo"/>
      <text:p text:style-name="prov_5f_oggetto">Oggetto: <text:span text:style-name="T8">${d.OGGETTO_DETERMINA}</text:span><text:span text:style-name="T4">.</text:span></text:p>
      <text:p text:style-name="P7"/>
      <text:p text:style-name="P7"/>
      <text:p text:style-name="P7"/>
      <text:p text:style-name="P7"/>
      <text:p text:style-name="prov_5f_titolo">IL DIRIGENTE</text:p>
      <text:p text:style-name="P6"/>
      <text:p text:style-name="P5"/>
      <text:p text:style-name="P5"/>
      <text:p text:style-name="P5"/>
      <text:p text:style-name="P5"/>
      <text:p text:style-name="P8">Premesso:</text:p>
      <text:p text:style-name="P7"/>
      <text:list xml:id="list3172024325094647296" text:style-name="trattino">
        <text:list-item>
          <text:p text:style-name="P13">che con atto del gg/mm/aaaa, n..., esecutivo, il Consiglio Provinciale, ha approvato il Bilancio di previsione dell'esercizio 200x;</text:p>
        </text:list-item>
        <text:list-item>
          <text:p text:style-name="P13">che con atto del gg/mm/aaaa, n..., esecutivo, la Giunta provinciale ha approvato il Piano esecutivo di gestione (PEG) 200x individuato i dirigenti responsabili dei centri di costo, determinato gli obiettivi della <text:soft-page-break/>gestione e affidato le necessarie risorse finanziarie;</text:p>
        </text:list-item>
        <text:list-item>
          <text:p text:style-name="P13">che con il suddetto PEG è stata ricondotta al/alla sottoscritto/a la responsabilità del servizio “XYZ”;</text:p>
        </text:list-item>
        <text:list-item>
          <text:p text:style-name="P15"><text:span text:style-name="T7">Rilevato</text:span><text:span text:style-name="T6"> che</text:span><text:span text:style-name="T5"> spetta ai responsabili delle risorse finanziarie, individuati direttamente dalla Giunta, adottare, a valere dei capitoli loro assegnati, atti di accertamento nonché prenotazioni di impegno;</text:span></text:p>
        </text:list-item>
        <text:list-item>
          <text:p text:style-name="P15"><text:span text:style-name="T7">Dato atto</text:span><text:span text:style-name="T6"> che</text:span><text:span text:style-name="T5"> i responsabili delle risorse finanziarie sono autorizzati ad assumere i provvedimenti e a realizzare le operazioni necessarie al perseguimento degli obiettivi assegnati in ottemperanza a quanto stabilito dal regolamento di organizzazione e dal regolamento di contabilità;</text:span></text:p>
        </text:list-item>
        <text:list-item>
          <text:p text:style-name="P15"><text:span text:style-name="T7">Dato atto</text:span><text:span text:style-name="T5"> altresì che, i responsabili delle risorse eserciteranno la capacità di spesa nel rispetto delle disposizioni esistenti che impongono limiti di spesa e/o che riguardano la scelta del contraente;</text:span></text:p>
        </text:list-item>
        <text:list-item>
          <text:p text:style-name="P15"><text:span text:style-name="T7">Atteso</text:span><text:span text:style-name="T6"> che</text:span><text:span text:style-name="T5"> i menzionati responsabili non potranno procedere in relazione agli obiettivi diversi da quelli assegnati o intraprendere azioni contrastanti rispetto alle previste;</text:span></text:p>
        </text:list-item>
        <text:list-item>
          <text:p text:style-name="P15"><text:span text:style-name="T7">Dato atto</text:span><text:span text:style-name="T6"> che</text:span><text:span text:style-name="T5"> la presente determinazione costituisce, ai sensi dell'art. 192 del del d.lgs. 18.8.2000, n. 267, autorizzazione cumulativa per acquisti e forniture fino a 5.000,00 euro (IVA esclusa) da regolare secondo le condizioni generali di contratto dell'ente, così come previsto dal Regolamento per l'acquisizione di beni e servizi in economia;</text:span></text:p>
        </text:list-item>
        <text:list-item>
          <text:p text:style-name="P15"><text:span text:style-name="T7">Considerato</text:span><text:span text:style-name="T6"> che</text:span><text:span text:style-name="T5"> per il corretto funzionamento del servizio è ora necessario accettare ed impegnare le somme indicate nell'allegato prospetto nella misura e a valere dei corrispondenti capitoli del bilancio 200X;</text:span></text:p>
        </text:list-item>
        <text:list-item>
          <text:p text:style-name="P15"/>
        </text:list-item>
        <text:list-item>
          <text:p text:style-name="P15"><text:span text:style-name="T7">Visti </text:span><text:span text:style-name="T5">i vigenti regolamenti di organizzazione e di contabilità;</text:span></text:p>
        </text:list-item>
        <text:list-item>
          <text:p text:style-name="P15"/>
        </text:list-item>
        <text:list-item>
          <text:p text:style-name="P15"><text:span text:style-name="T7">Visto</text:span><text:span text:style-name="T5"> il D.lgs. 18.8.2000, n. 267;</text:span></text:p>
        </text:list-item>
      </text:list>
      <text:p text:style-name="prov_5f_corpo_5f_testo"/>
      <text:p text:style-name="prov_5f_titolo">DISPONE</text:p>
      <text:p text:style-name="prov_5f_corpo_5f_testo"/>
      <text:list xml:id="list4263155436950496484" text:style-name="abc">
        <text:list-item>
          <text:p text:style-name="P17">dare atto che il presente provvedimento è conforme agli obiettivi e alle direttive assegnate;</text:p>
        </text:list-item>
      </text:list>
      <text:p text:style-name="prov_5f_corpo_5f_testo"/>
      <text:p text:style-name="P9"/>
      <text:p text:style-name="prov_5f_corpo_5f_testo"/>
      <text:p text:style-name="prov_5f_corpo_5f_testo"/>
      <text:p text:style-name="prov_5f_firma">Sottoscritta dal Dirigente</text:p>
      <text:p text:style-name="P16">(${d.FIRMATARIO})</text:p>
      <text:p text:style-name="prov_5f_firma">con firma digitale</text:p>
      <text:p text:style-name="P12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style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style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style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MP3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T1" style:family="text">
      <style:text-properties style:font-name="Verdan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term. n. ${documentRoot.determina.NUMERO_DETERMINA} del ${documentRoot.determina.DATA_DETERMINA} </text:span>pag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/>
      </style:header>
      <style:footer>
        <text:section text:style-name="MSect1" text:name="Pie" text:protected="true">
          <text:p text:style-name="MP3">Determ. n. ${documentRoot.determina.NUMERO_DETERMINA} del ${documentRoot.determina.DATA_DETERMINA} pag. <text:page-number text:select-page="current">1</text:page-number>/<text:page-count>2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4-07-03T10:40:06.032000000</dc:date>
    <meta:editing-duration>PT2H46M30S</meta:editing-duration>
    <meta:editing-cycles>23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30" meta:word-count="358" meta:character-count="2707" meta:non-whitespace-character-count="2390"/>
  </office:meta>
</office:document-meta>
</file>